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ist size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bubble sort time</text:p>
          </table:table-cell>
          <table:table-cell office:value-type="float" office:value="16.77" calcext:value-type="float">
            <text:p>16.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erge sort time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nit time – bubble</text:p>
          </table:table-cell>
          <table:table-cell table:formula="of:=([.B2]/([.B1] ^2)) * 1000000000" office:value-type="float" office:value="1.677" calcext:value-type="float">
            <text:p>1.677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unit time – merge</text:p>
          </table:table-cell>
          <table:table-cell table:formula="of:=[.B3]/ ([.B1] * LOG([.B1];10)) * 1000000000" office:value-type="float" office:value="2820" calcext:value-type="float">
            <text:p>282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merge to bubble </text:p>
          </table:table-cell>
          <table:table-cell table:formula="of:=ROUND([.B6]/[.B5])" office:value-type="float" office:value="1682" calcext:value-type="float">
            <text:p>1682</text:p>
          </table:table-cell>
          <table:table-cell office:value-type="string" calcext:value-type="string">
            <text:p>times slower due memory complexity of recurrs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tual speed gain</text:p>
          </table:table-cell>
          <table:table-cell table:formula="of:=ROUND([.B2]/[.B3];2)" office:value-type="float" office:value="11.89" calcext:value-type="float">
            <text:p>11.89</text:p>
          </table:table-cell>
          <table:table-cell office:value-type="string" calcext:value-type="string">
            <text:p>would be much faster on lists than array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5T21:33:49.193107248</meta:creation-date>
    <dc:date>2021-06-05T21:40:54.275714781</dc:date>
    <meta:editing-duration>PT7M</meta:editing-duration>
    <meta:editing-cycles>12</meta:editing-cycles>
    <meta:generator>LibreOffice/6.0.7.3$Linux_X86_64 LibreOffice_project/00m0$Build-3</meta:generator>
    <meta:document-statistic meta:table-count="1" meta:cell-count="20" meta:object-count="0"/>
  </office:meta>
</office:document-meta>
</file>